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4639in"/>
    </style:style>
    <style:style style:name="t2.B" style:family="table-column">
      <style:table-column-properties style:column-width="0.6313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382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4639in"/>
    </style:style>
    <style:style style:name="t3.B" style:family="table-column">
      <style:table-column-properties style:column-width="0.6313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382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4639in"/>
    </style:style>
    <style:style style:name="t4.B" style:family="table-column">
      <style:table-column-properties style:column-width="0.6313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382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4639in"/>
    </style:style>
    <style:style style:name="t5.B" style:family="table-column">
      <style:table-column-properties style:column-width="0.6313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382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4639in"/>
    </style:style>
    <style:style style:name="t6.B" style:family="table-column">
      <style:table-column-properties style:column-width="0.6313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382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4639in"/>
    </style:style>
    <style:style style:name="t7.B" style:family="table-column">
      <style:table-column-properties style:column-width="0.6313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382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4639in"/>
    </style:style>
    <style:style style:name="t8.B" style:family="table-column">
      <style:table-column-properties style:column-width="0.6313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382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6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fo:font-size="6pt" style:font-size-asian="6pt" style:font-size-complex="6pt"/>
    </style:style>
    <style:style style:name="P17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2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ru" fo:country="RU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fo:language="en" fo:country="US"/>
    </style:style>
    <style:style style:name="T25" style:family="text">
      <style:text-properties style:use-window-font-color="true" style:font-name="Arial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6" style:family="text">
      <style:text-properties style:use-window-font-color="true" style:text-position="sub 58%" style:font-name="Arial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7" style:family="text">
      <style:text-properties style:use-window-font-color="true" style:text-position="0% 100%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8" style:family="text">
      <style:text-properties style:text-position="super 58%"/>
    </style:style>
    <style:style style:name="T29" style:family="text">
      <style:text-properties style:text-position="0% 100%"/>
    </style:style>
    <style:style style:name="T30" style:family="text">
      <style:text-properties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ПРОТОКОЛ <text:span text:style-name="T10">ПОВЕРКИ</text:span></text:p>
      <text:p text:style-name="P13"/>
      <text:p text:style-name="P4">Измерителя-сигнализатора СРК-АТ2327</text:p>
      <text:p text:style-name="P4">Зав. № <text:span text:style-name="T5">$serial</text:span></text:p>
      <text:p text:style-name="P17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31"/>
      <text:p text:style-name="P20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7">H</text:span>*(10) = <text:span text:style-name="T18"><text:s/></text:span><text:span text:style-name="T16">$bground </text:span><text:s/>нЗв/ч, <text:s/>согласно методике, изложенной в <text:span text:style-name="T23">МП. МН-</text:span><text:span text:style-name="T24">854</text:span><text:span text:style-name="T23">-200</text:span><text:span text:style-name="T24">0</text:span></text:p>
      <text:p text:style-name="P18"><text:span text:style-name="T10">1. С</text:span>редства <text:span text:style-name="T10">поверки</text:span></text:p>
      <text:p text:style-name="P14">а)<text:tab/>Эталонные средства измерений:</text:p>
      <text:p text:style-name="P21">- <text:span text:style-name="T5">$facility_140</text:span>;</text:p>
      <text:p text:style-name="P15"><text:span text:style-name="T2">б</text:span><text:span text:style-name="T3">)<text:tab/></text:span><text:span text:style-name="T2">Оборудование</text:span><text:span text:style-name="T3">:</text:span></text:p>
      <text:p text:style-name="P22">- пульт проверки БД ТИАЯ.441546.001, или адаптер интерфейсный ТИАЯ.468369.004 с ПЭВМ, управляемой программой “SARKtech”;</text:p>
      <text:p text:style-name="P19">2. Поверка блоков детектирования</text:p>
      <text:p text:style-name="P14">а)<text:tab/>Внешний осмотр и опробование БД:</text:p>
      <text:p text:style-name="P23">- документация<text:tab/></text:p>
      <text:p text:style-name="P23">- отсутствие механических повреждений<text:tab/></text:p>
      <text:p text:style-name="P24"><text:span text:style-name="T10">- </text:span><text:span text:style-name="T10">наличие четких маркировочных надписей на БД и контрольном источнике</text:span><text:span text:style-name="T10"><text:tab/></text:span></text:p>
      <text:p text:style-name="P23">- контроль работоспособности<text:tab/></text:p>
      <text:p text:style-name="P14"><text:span text:style-name="T10">б</text:span>)<text:tab/>Определение допускаемой основной относительной погрешности измерения мощности амбиентного эквивалента <text:span text:style-name="T10">дозы</text:span> измерителя с БДК<text:span text:style-name="T10">Н</text:span>–02</text:p>
      <text:p text:style-name="P16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1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1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1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1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1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1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ст, %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61</text:p>
            <text:p text:style-name="P12">$1-71</text:p>
            <text:p text:style-name="P12">$1-81</text:p>
          </table:table-cell>
          <table:table-cell table:style-name="t1.B3" office:value-type="string">
            <text:p text:style-name="P12">$1-62</text:p>
            <text:p text:style-name="P12">$1-72</text:p>
            <text:p text:style-name="P12">$1-82</text:p>
          </table:table-cell>
          <table:table-cell table:style-name="t1.B3" office:value-type="string">
            <text:p text:style-name="P12">$1-63</text:p>
            <text:p text:style-name="P12">$1-73</text:p>
            <text:p text:style-name="P12">$1-83</text:p>
          </table:table-cell>
          <table:table-cell table:style-name="t1.F3" office:value-type="string">
            <text:p text:style-name="P12">$1-64</text:p>
            <text:p text:style-name="P12">$1-74</text:p>
            <text:p text:style-name="P12">$1-84</text:p>
          </table:table-cell>
        </table:table-row>
        <table:table-row>
          <table:table-cell table:style-name="t1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1.B3" office:value-type="string">
            <text:p text:style-name="P12">$<text:span text:style-name="T10">1</text:span>-00</text:p>
          </table:table-cell>
          <table:table-cell table:style-name="t1.B3" office:value-type="string">
            <text:p text:style-name="P12">$<text:span text:style-name="T10">1</text:span>-01</text:p>
          </table:table-cell>
          <table:table-cell table:style-name="t1.B3" office:value-type="string">
            <text:p text:style-name="P12">$<text:span text:style-name="T10">1</text:span>-02</text:p>
          </table:table-cell>
          <table:table-cell table:style-name="t1.B3" office:value-type="string">
            <text:p text:style-name="P12">$<text:span text:style-name="T10">1</text:span>-03</text:p>
          </table:table-cell>
          <table:table-cell table:style-name="t1.F3" office:value-type="string">
            <text:p text:style-name="P12">$<text:span text:style-name="T10">1</text:span>-04</text:p>
          </table:table-cell>
        </table:table-row>
        <table:table-row>
          <table:table-cell table:style-name="t1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n21</text:p>
          </table:table-cell>
          <table:table-cell table:style-name="t1.B3" office:value-type="string">
            <text:p text:style-name="P12">$1-n22</text:p>
          </table:table-cell>
          <table:table-cell table:style-name="t1.B3" office:value-type="string">
            <text:p text:style-name="P12">$1-n23</text:p>
          </table:table-cell>
          <table:table-cell table:style-name="t1.F3" office:value-type="string">
            <text:p text:style-name="P12">$1-n24</text:p>
          </table:table-cell>
        </table:table-row>
        <table:table-row>
          <table:table-cell table:style-name="t1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n31</text:p>
          </table:table-cell>
          <table:table-cell table:style-name="t1.B3" office:value-type="string">
            <text:p text:style-name="P12">$1-n32</text:p>
          </table:table-cell>
          <table:table-cell table:style-name="t1.B3" office:value-type="string">
            <text:p text:style-name="P12">$1-n33</text:p>
          </table:table-cell>
          <table:table-cell table:style-name="t1.F3" office:value-type="string">
            <text:p text:style-name="P12">$1-n34</text:p>
          </table:table-cell>
        </table:table-row>
        <table:table-row>
          <table:table-cell table:style-name="t1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1.B3" office:value-type="string">
            <text:p text:style-name="P9"/>
            <text:p text:style-name="P8"/>
          </table:table-cell>
          <table:table-cell table:style-name="t1.B3" office:value-type="string">
            <text:p text:style-name="P12">$1-n41</text:p>
          </table:table-cell>
          <table:table-cell table:style-name="t1.B3" office:value-type="string">
            <text:p text:style-name="P12">$1-n42</text:p>
          </table:table-cell>
          <table:table-cell table:style-name="t1.B3" office:value-type="string">
            <text:p text:style-name="P12">$1-n43</text:p>
          </table:table-cell>
          <table:table-cell table:style-name="t1.F3" office:value-type="string">
            <text:p text:style-name="P12">$1-n44</text:p>
          </table:table-cell>
        </table:table-row>
        <table:table-row table:style-name="t1.8">
          <table:table-cell table:style-name="t1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1.B8" office:value-type="string">
            <text:p text:style-name="P9"/>
          </table:table-cell>
          <table:table-cell table:style-name="t1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2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2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2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2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2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2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2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ст, %</text:p>
          </table:table-cell>
          <table:table-cell table:style-name="t2.B3" office:value-type="string">
            <text:p text:style-name="P9"/>
          </table:table-cell>
          <table:table-cell table:style-name="t2.B3" office:value-type="string">
            <text:p text:style-name="P12">$2-61</text:p>
            <text:p text:style-name="P12">$2-71</text:p>
            <text:p text:style-name="P12">$2-81</text:p>
          </table:table-cell>
          <table:table-cell table:style-name="t2.B3" office:value-type="string">
            <text:p text:style-name="P12">$2-62</text:p>
            <text:p text:style-name="P12">$2-72</text:p>
            <text:p text:style-name="P12">$2-82</text:p>
          </table:table-cell>
          <table:table-cell table:style-name="t2.B3" office:value-type="string">
            <text:p text:style-name="P12">$2-63</text:p>
            <text:p text:style-name="P12">$2-73</text:p>
            <text:p text:style-name="P12">$2-83</text:p>
          </table:table-cell>
          <table:table-cell table:style-name="t2.F3" office:value-type="string">
            <text:p text:style-name="P12">$2-64</text:p>
            <text:p text:style-name="P12">$2-74</text:p>
            <text:p text:style-name="P12">$2-84</text:p>
          </table:table-cell>
        </table:table-row>
        <table:table-row>
          <table:table-cell table:style-name="t2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2.B3" office:value-type="string">
            <text:p text:style-name="P12">$2-00</text:p>
          </table:table-cell>
          <table:table-cell table:style-name="t2.B3" office:value-type="string">
            <text:p text:style-name="P12">$2-01</text:p>
          </table:table-cell>
          <table:table-cell table:style-name="t2.B3" office:value-type="string">
            <text:p text:style-name="P12">$2-02</text:p>
          </table:table-cell>
          <table:table-cell table:style-name="t2.B3" office:value-type="string">
            <text:p text:style-name="P12">$2-03</text:p>
          </table:table-cell>
          <table:table-cell table:style-name="t2.F3" office:value-type="string">
            <text:p text:style-name="P12">$2-04</text:p>
          </table:table-cell>
        </table:table-row>
        <table:table-row>
          <table:table-cell table:style-name="t2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2.B3" office:value-type="string">
            <text:p text:style-name="P9"/>
          </table:table-cell>
          <table:table-cell table:style-name="t2.B3" office:value-type="string">
            <text:p text:style-name="P12">$2-n21</text:p>
          </table:table-cell>
          <table:table-cell table:style-name="t2.B3" office:value-type="string">
            <text:p text:style-name="P12">$2-n22</text:p>
          </table:table-cell>
          <table:table-cell table:style-name="t2.B3" office:value-type="string">
            <text:p text:style-name="P12">$2-n23</text:p>
          </table:table-cell>
          <table:table-cell table:style-name="t2.F3" office:value-type="string">
            <text:p text:style-name="P12">$2-n24</text:p>
          </table:table-cell>
        </table:table-row>
        <table:table-row>
          <table:table-cell table:style-name="t2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2.B3" office:value-type="string">
            <text:p text:style-name="P9"/>
          </table:table-cell>
          <table:table-cell table:style-name="t2.B3" office:value-type="string">
            <text:p text:style-name="P12">$2-n31</text:p>
          </table:table-cell>
          <table:table-cell table:style-name="t2.B3" office:value-type="string">
            <text:p text:style-name="P12">$2-n32</text:p>
          </table:table-cell>
          <table:table-cell table:style-name="t2.B3" office:value-type="string">
            <text:p text:style-name="P12">$2-n33</text:p>
          </table:table-cell>
          <table:table-cell table:style-name="t2.F3" office:value-type="string">
            <text:p text:style-name="P12">$2-n34</text:p>
          </table:table-cell>
        </table:table-row>
        <table:table-row>
          <table:table-cell table:style-name="t2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2.B3" office:value-type="string">
            <text:p text:style-name="P9"/>
            <text:p text:style-name="P8"/>
          </table:table-cell>
          <table:table-cell table:style-name="t2.B3" office:value-type="string">
            <text:p text:style-name="P12">$2-n41</text:p>
          </table:table-cell>
          <table:table-cell table:style-name="t2.B3" office:value-type="string">
            <text:p text:style-name="P12">$2-n42</text:p>
          </table:table-cell>
          <table:table-cell table:style-name="t2.B3" office:value-type="string">
            <text:p text:style-name="P12">$2-n43</text:p>
          </table:table-cell>
          <table:table-cell table:style-name="t2.F3" office:value-type="string">
            <text:p text:style-name="P12">$2-n44</text:p>
          </table:table-cell>
        </table:table-row>
        <table:table-row table:style-name="t2.8">
          <table:table-cell table:style-name="t2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2.B8" office:value-type="string">
            <text:p text:style-name="P9"/>
          </table:table-cell>
          <table:table-cell table:style-name="t2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3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3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3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3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3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3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3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ст, %</text:p>
          </table:table-cell>
          <table:table-cell table:style-name="t3.B3" office:value-type="string">
            <text:p text:style-name="P9"/>
          </table:table-cell>
          <table:table-cell table:style-name="t3.B3" office:value-type="string">
            <text:p text:style-name="P12">$3-61</text:p>
            <text:p text:style-name="P12">$3-71</text:p>
            <text:p text:style-name="P12">$3-81</text:p>
          </table:table-cell>
          <table:table-cell table:style-name="t3.B3" office:value-type="string">
            <text:p text:style-name="P12">$3-62</text:p>
            <text:p text:style-name="P12">$3-72</text:p>
            <text:p text:style-name="P12">$3-82</text:p>
          </table:table-cell>
          <table:table-cell table:style-name="t3.B3" office:value-type="string">
            <text:p text:style-name="P12">$3-63</text:p>
            <text:p text:style-name="P12">$3-73</text:p>
            <text:p text:style-name="P12">$3-83</text:p>
          </table:table-cell>
          <table:table-cell table:style-name="t3.F3" office:value-type="string">
            <text:p text:style-name="P12">$3-64</text:p>
            <text:p text:style-name="P12">$3-74</text:p>
            <text:p text:style-name="P12">$3-84</text:p>
          </table:table-cell>
        </table:table-row>
        <table:table-row>
          <table:table-cell table:style-name="t3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3.B3" office:value-type="string">
            <text:p text:style-name="P12">$3-00</text:p>
          </table:table-cell>
          <table:table-cell table:style-name="t3.B3" office:value-type="string">
            <text:p text:style-name="P12">$3-01</text:p>
          </table:table-cell>
          <table:table-cell table:style-name="t3.B3" office:value-type="string">
            <text:p text:style-name="P12">$3-02</text:p>
          </table:table-cell>
          <table:table-cell table:style-name="t3.B3" office:value-type="string">
            <text:p text:style-name="P12">$3-03</text:p>
          </table:table-cell>
          <table:table-cell table:style-name="t3.F3" office:value-type="string">
            <text:p text:style-name="P12">$3-04</text:p>
          </table:table-cell>
        </table:table-row>
        <table:table-row>
          <table:table-cell table:style-name="t3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3.B3" office:value-type="string">
            <text:p text:style-name="P9"/>
          </table:table-cell>
          <table:table-cell table:style-name="t3.B3" office:value-type="string">
            <text:p text:style-name="P12">$3-n21</text:p>
          </table:table-cell>
          <table:table-cell table:style-name="t3.B3" office:value-type="string">
            <text:p text:style-name="P12">$3-n22</text:p>
          </table:table-cell>
          <table:table-cell table:style-name="t3.B3" office:value-type="string">
            <text:p text:style-name="P12">$3-n23</text:p>
          </table:table-cell>
          <table:table-cell table:style-name="t3.F3" office:value-type="string">
            <text:p text:style-name="P12">$3-n24</text:p>
          </table:table-cell>
        </table:table-row>
        <table:table-row>
          <table:table-cell table:style-name="t3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3.B3" office:value-type="string">
            <text:p text:style-name="P9"/>
          </table:table-cell>
          <table:table-cell table:style-name="t3.B3" office:value-type="string">
            <text:p text:style-name="P12">$3-n31</text:p>
          </table:table-cell>
          <table:table-cell table:style-name="t3.B3" office:value-type="string">
            <text:p text:style-name="P12">$3-n32</text:p>
          </table:table-cell>
          <table:table-cell table:style-name="t3.B3" office:value-type="string">
            <text:p text:style-name="P12">$3-n33</text:p>
          </table:table-cell>
          <table:table-cell table:style-name="t3.F3" office:value-type="string">
            <text:p text:style-name="P12">$3-n34</text:p>
          </table:table-cell>
        </table:table-row>
        <table:table-row>
          <table:table-cell table:style-name="t3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3.B3" office:value-type="string">
            <text:p text:style-name="P9"/>
            <text:p text:style-name="P8"/>
          </table:table-cell>
          <table:table-cell table:style-name="t3.B3" office:value-type="string">
            <text:p text:style-name="P12">$3-n41</text:p>
          </table:table-cell>
          <table:table-cell table:style-name="t3.B3" office:value-type="string">
            <text:p text:style-name="P12">$3-n42</text:p>
          </table:table-cell>
          <table:table-cell table:style-name="t3.B3" office:value-type="string">
            <text:p text:style-name="P12">$3-n43</text:p>
          </table:table-cell>
          <table:table-cell table:style-name="t3.F3" office:value-type="string">
            <text:p text:style-name="P12">$3-n44</text:p>
          </table:table-cell>
        </table:table-row>
        <table:table-row table:style-name="t3.8">
          <table:table-cell table:style-name="t3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3.B8" office:value-type="string">
            <text:p text:style-name="P9"/>
          </table:table-cell>
          <table:table-cell table:style-name="t3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4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4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4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4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4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4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4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ст, %</text:p>
          </table:table-cell>
          <table:table-cell table:style-name="t4.B3" office:value-type="string">
            <text:p text:style-name="P9"/>
          </table:table-cell>
          <table:table-cell table:style-name="t4.B3" office:value-type="string">
            <text:p text:style-name="P12">$4-61</text:p>
            <text:p text:style-name="P12">$4-71</text:p>
            <text:p text:style-name="P12">$4-81</text:p>
          </table:table-cell>
          <table:table-cell table:style-name="t4.B3" office:value-type="string">
            <text:p text:style-name="P12">$4-62</text:p>
            <text:p text:style-name="P12">$4-72</text:p>
            <text:p text:style-name="P12">$4-82</text:p>
          </table:table-cell>
          <table:table-cell table:style-name="t4.B3" office:value-type="string">
            <text:p text:style-name="P12">$4-63</text:p>
            <text:p text:style-name="P12">$4-73</text:p>
            <text:p text:style-name="P12">$4-83</text:p>
          </table:table-cell>
          <table:table-cell table:style-name="t4.F3" office:value-type="string">
            <text:p text:style-name="P12">$4-64</text:p>
            <text:p text:style-name="P12">$4-74</text:p>
            <text:p text:style-name="P12">$4-84</text:p>
          </table:table-cell>
        </table:table-row>
        <table:table-row>
          <table:table-cell table:style-name="t4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4.B3" office:value-type="string">
            <text:p text:style-name="P12">$4-00</text:p>
          </table:table-cell>
          <table:table-cell table:style-name="t4.B3" office:value-type="string">
            <text:p text:style-name="P12">$4-01</text:p>
          </table:table-cell>
          <table:table-cell table:style-name="t4.B3" office:value-type="string">
            <text:p text:style-name="P12">$4-02</text:p>
          </table:table-cell>
          <table:table-cell table:style-name="t4.B3" office:value-type="string">
            <text:p text:style-name="P12">$4-03</text:p>
          </table:table-cell>
          <table:table-cell table:style-name="t4.F3" office:value-type="string">
            <text:p text:style-name="P12">$4-04</text:p>
          </table:table-cell>
        </table:table-row>
        <table:table-row>
          <table:table-cell table:style-name="t4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4.B3" office:value-type="string">
            <text:p text:style-name="P9"/>
          </table:table-cell>
          <table:table-cell table:style-name="t4.B3" office:value-type="string">
            <text:p text:style-name="P12">$4-n21</text:p>
          </table:table-cell>
          <table:table-cell table:style-name="t4.B3" office:value-type="string">
            <text:p text:style-name="P12">$4-n22</text:p>
          </table:table-cell>
          <table:table-cell table:style-name="t4.B3" office:value-type="string">
            <text:p text:style-name="P12">$4-n23</text:p>
          </table:table-cell>
          <table:table-cell table:style-name="t4.F3" office:value-type="string">
            <text:p text:style-name="P12">$4-n24</text:p>
          </table:table-cell>
        </table:table-row>
        <table:table-row>
          <table:table-cell table:style-name="t4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4.B3" office:value-type="string">
            <text:p text:style-name="P9"/>
          </table:table-cell>
          <table:table-cell table:style-name="t4.B3" office:value-type="string">
            <text:p text:style-name="P12">$4-n31</text:p>
          </table:table-cell>
          <table:table-cell table:style-name="t4.B3" office:value-type="string">
            <text:p text:style-name="P12">$4-n32</text:p>
          </table:table-cell>
          <table:table-cell table:style-name="t4.B3" office:value-type="string">
            <text:p text:style-name="P12">$4-n33</text:p>
          </table:table-cell>
          <table:table-cell table:style-name="t4.F3" office:value-type="string">
            <text:p text:style-name="P12">$4-n34</text:p>
          </table:table-cell>
        </table:table-row>
        <table:table-row>
          <table:table-cell table:style-name="t4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4.B3" office:value-type="string">
            <text:p text:style-name="P9"/>
            <text:p text:style-name="P8"/>
          </table:table-cell>
          <table:table-cell table:style-name="t4.B3" office:value-type="string">
            <text:p text:style-name="P12">$4-n41</text:p>
          </table:table-cell>
          <table:table-cell table:style-name="t4.B3" office:value-type="string">
            <text:p text:style-name="P12">$4-n42</text:p>
          </table:table-cell>
          <table:table-cell table:style-name="t4.B3" office:value-type="string">
            <text:p text:style-name="P12">$4-n43</text:p>
          </table:table-cell>
          <table:table-cell table:style-name="t4.F3" office:value-type="string">
            <text:p text:style-name="P12">$4-n44</text:p>
          </table:table-cell>
        </table:table-row>
        <table:table-row table:style-name="t4.8">
          <table:table-cell table:style-name="t4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4.B8" office:value-type="string">
            <text:p text:style-name="P9"/>
          </table:table-cell>
          <table:table-cell table:style-name="t4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5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5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5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5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5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5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5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ст, %</text:p>
          </table:table-cell>
          <table:table-cell table:style-name="t5.B3" office:value-type="string">
            <text:p text:style-name="P9"/>
          </table:table-cell>
          <table:table-cell table:style-name="t5.B3" office:value-type="string">
            <text:p text:style-name="P12">$5-61</text:p>
            <text:p text:style-name="P12">$5-71</text:p>
            <text:p text:style-name="P12">$5-81</text:p>
          </table:table-cell>
          <table:table-cell table:style-name="t5.B3" office:value-type="string">
            <text:p text:style-name="P12">$5-62</text:p>
            <text:p text:style-name="P12">$5-72</text:p>
            <text:p text:style-name="P12">$5-82</text:p>
          </table:table-cell>
          <table:table-cell table:style-name="t5.B3" office:value-type="string">
            <text:p text:style-name="P12">$5-63</text:p>
            <text:p text:style-name="P12">$5-73</text:p>
            <text:p text:style-name="P12">$5-83</text:p>
          </table:table-cell>
          <table:table-cell table:style-name="t5.F3" office:value-type="string">
            <text:p text:style-name="P12">$5-64</text:p>
            <text:p text:style-name="P12">$5-74</text:p>
            <text:p text:style-name="P12">$5-84</text:p>
          </table:table-cell>
        </table:table-row>
        <table:table-row>
          <table:table-cell table:style-name="t5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5.B3" office:value-type="string">
            <text:p text:style-name="P12">$5-00</text:p>
          </table:table-cell>
          <table:table-cell table:style-name="t5.B3" office:value-type="string">
            <text:p text:style-name="P12">$5-01</text:p>
          </table:table-cell>
          <table:table-cell table:style-name="t5.B3" office:value-type="string">
            <text:p text:style-name="P12">$5-02</text:p>
          </table:table-cell>
          <table:table-cell table:style-name="t5.B3" office:value-type="string">
            <text:p text:style-name="P12">$5-03</text:p>
          </table:table-cell>
          <table:table-cell table:style-name="t5.F3" office:value-type="string">
            <text:p text:style-name="P12">$5-04</text:p>
          </table:table-cell>
        </table:table-row>
        <table:table-row>
          <table:table-cell table:style-name="t5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5.B3" office:value-type="string">
            <text:p text:style-name="P9"/>
          </table:table-cell>
          <table:table-cell table:style-name="t5.B3" office:value-type="string">
            <text:p text:style-name="P12">$5-n21</text:p>
          </table:table-cell>
          <table:table-cell table:style-name="t5.B3" office:value-type="string">
            <text:p text:style-name="P12">$5-n22</text:p>
          </table:table-cell>
          <table:table-cell table:style-name="t5.B3" office:value-type="string">
            <text:p text:style-name="P12">$5-n23</text:p>
          </table:table-cell>
          <table:table-cell table:style-name="t5.F3" office:value-type="string">
            <text:p text:style-name="P12">$5-n24</text:p>
          </table:table-cell>
        </table:table-row>
        <table:table-row>
          <table:table-cell table:style-name="t5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5.B3" office:value-type="string">
            <text:p text:style-name="P9"/>
          </table:table-cell>
          <table:table-cell table:style-name="t5.B3" office:value-type="string">
            <text:p text:style-name="P12">$5-n31</text:p>
          </table:table-cell>
          <table:table-cell table:style-name="t5.B3" office:value-type="string">
            <text:p text:style-name="P12">$5-n32</text:p>
          </table:table-cell>
          <table:table-cell table:style-name="t5.B3" office:value-type="string">
            <text:p text:style-name="P12">$5-n33</text:p>
          </table:table-cell>
          <table:table-cell table:style-name="t5.F3" office:value-type="string">
            <text:p text:style-name="P12">$5-n34</text:p>
          </table:table-cell>
        </table:table-row>
        <table:table-row>
          <table:table-cell table:style-name="t5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5.B3" office:value-type="string">
            <text:p text:style-name="P9"/>
            <text:p text:style-name="P8"/>
          </table:table-cell>
          <table:table-cell table:style-name="t5.B3" office:value-type="string">
            <text:p text:style-name="P12">$5-n41</text:p>
          </table:table-cell>
          <table:table-cell table:style-name="t5.B3" office:value-type="string">
            <text:p text:style-name="P12">$5-n42</text:p>
          </table:table-cell>
          <table:table-cell table:style-name="t5.B3" office:value-type="string">
            <text:p text:style-name="P12">$5-n43</text:p>
          </table:table-cell>
          <table:table-cell table:style-name="t5.F3" office:value-type="string">
            <text:p text:style-name="P12">$5-n44</text:p>
          </table:table-cell>
        </table:table-row>
        <table:table-row table:style-name="t5.8">
          <table:table-cell table:style-name="t5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5.B8" office:value-type="string">
            <text:p text:style-name="P9"/>
          </table:table-cell>
          <table:table-cell table:style-name="t5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6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6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6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6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6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6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6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ст, %</text:p>
          </table:table-cell>
          <table:table-cell table:style-name="t6.B3" office:value-type="string">
            <text:p text:style-name="P9"/>
          </table:table-cell>
          <table:table-cell table:style-name="t6.B3" office:value-type="string">
            <text:p text:style-name="P12">$6-61</text:p>
            <text:p text:style-name="P12">$6-71</text:p>
            <text:p text:style-name="P12">$6-81</text:p>
          </table:table-cell>
          <table:table-cell table:style-name="t6.B3" office:value-type="string">
            <text:p text:style-name="P12">$6-62</text:p>
            <text:p text:style-name="P12">$6-72</text:p>
            <text:p text:style-name="P12">$6-82</text:p>
          </table:table-cell>
          <table:table-cell table:style-name="t6.B3" office:value-type="string">
            <text:p text:style-name="P12">$6-63</text:p>
            <text:p text:style-name="P12">$6-73</text:p>
            <text:p text:style-name="P12">$6-83</text:p>
          </table:table-cell>
          <table:table-cell table:style-name="t6.F3" office:value-type="string">
            <text:p text:style-name="P12">$6-64</text:p>
            <text:p text:style-name="P12">$6-74</text:p>
            <text:p text:style-name="P12">$6-84</text:p>
          </table:table-cell>
        </table:table-row>
        <table:table-row>
          <table:table-cell table:style-name="t6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6.B3" office:value-type="string">
            <text:p text:style-name="P12">$6-00</text:p>
          </table:table-cell>
          <table:table-cell table:style-name="t6.B3" office:value-type="string">
            <text:p text:style-name="P12">$6-01</text:p>
          </table:table-cell>
          <table:table-cell table:style-name="t6.B3" office:value-type="string">
            <text:p text:style-name="P12">$6-02</text:p>
          </table:table-cell>
          <table:table-cell table:style-name="t6.B3" office:value-type="string">
            <text:p text:style-name="P12">$6-03</text:p>
          </table:table-cell>
          <table:table-cell table:style-name="t6.F3" office:value-type="string">
            <text:p text:style-name="P12">$6-04</text:p>
          </table:table-cell>
        </table:table-row>
        <table:table-row>
          <table:table-cell table:style-name="t6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6.B3" office:value-type="string">
            <text:p text:style-name="P9"/>
          </table:table-cell>
          <table:table-cell table:style-name="t6.B3" office:value-type="string">
            <text:p text:style-name="P12">$6-n21</text:p>
          </table:table-cell>
          <table:table-cell table:style-name="t6.B3" office:value-type="string">
            <text:p text:style-name="P12">$6-n22</text:p>
          </table:table-cell>
          <table:table-cell table:style-name="t6.B3" office:value-type="string">
            <text:p text:style-name="P12">$6-n23</text:p>
          </table:table-cell>
          <table:table-cell table:style-name="t6.F3" office:value-type="string">
            <text:p text:style-name="P12">$6-n24</text:p>
          </table:table-cell>
        </table:table-row>
        <table:table-row>
          <table:table-cell table:style-name="t6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6.B3" office:value-type="string">
            <text:p text:style-name="P9"/>
          </table:table-cell>
          <table:table-cell table:style-name="t6.B3" office:value-type="string">
            <text:p text:style-name="P12">$6-n31</text:p>
          </table:table-cell>
          <table:table-cell table:style-name="t6.B3" office:value-type="string">
            <text:p text:style-name="P12">$6-n32</text:p>
          </table:table-cell>
          <table:table-cell table:style-name="t6.B3" office:value-type="string">
            <text:p text:style-name="P12">$6-n33</text:p>
          </table:table-cell>
          <table:table-cell table:style-name="t6.F3" office:value-type="string">
            <text:p text:style-name="P12">$6-n34</text:p>
          </table:table-cell>
        </table:table-row>
        <table:table-row>
          <table:table-cell table:style-name="t6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6.B3" office:value-type="string">
            <text:p text:style-name="P9"/>
            <text:p text:style-name="P8"/>
          </table:table-cell>
          <table:table-cell table:style-name="t6.B3" office:value-type="string">
            <text:p text:style-name="P12">$6-n41</text:p>
          </table:table-cell>
          <table:table-cell table:style-name="t6.B3" office:value-type="string">
            <text:p text:style-name="P12">$6-n42</text:p>
          </table:table-cell>
          <table:table-cell table:style-name="t6.B3" office:value-type="string">
            <text:p text:style-name="P12">$6-n43</text:p>
          </table:table-cell>
          <table:table-cell table:style-name="t6.F3" office:value-type="string">
            <text:p text:style-name="P12">$6-n44</text:p>
          </table:table-cell>
        </table:table-row>
        <table:table-row table:style-name="t6.8">
          <table:table-cell table:style-name="t6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6.B8" office:value-type="string">
            <text:p text:style-name="P9"/>
          </table:table-cell>
          <table:table-cell table:style-name="t6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7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7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7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7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7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7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7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ст, %</text:p>
          </table:table-cell>
          <table:table-cell table:style-name="t7.B3" office:value-type="string">
            <text:p text:style-name="P9"/>
          </table:table-cell>
          <table:table-cell table:style-name="t7.B3" office:value-type="string">
            <text:p text:style-name="P12">$7-61</text:p>
            <text:p text:style-name="P12">$7-71</text:p>
            <text:p text:style-name="P12">$7-81</text:p>
          </table:table-cell>
          <table:table-cell table:style-name="t7.B3" office:value-type="string">
            <text:p text:style-name="P12">$7-62</text:p>
            <text:p text:style-name="P12">$7-72</text:p>
            <text:p text:style-name="P12">$7-82</text:p>
          </table:table-cell>
          <table:table-cell table:style-name="t7.B3" office:value-type="string">
            <text:p text:style-name="P12">$7-63</text:p>
            <text:p text:style-name="P12">$7-73</text:p>
            <text:p text:style-name="P12">$7-83</text:p>
          </table:table-cell>
          <table:table-cell table:style-name="t7.F3" office:value-type="string">
            <text:p text:style-name="P12">$7-64</text:p>
            <text:p text:style-name="P12">$7-74</text:p>
            <text:p text:style-name="P12">$7-84</text:p>
          </table:table-cell>
        </table:table-row>
        <table:table-row>
          <table:table-cell table:style-name="t7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7.B3" office:value-type="string">
            <text:p text:style-name="P12">$7-00</text:p>
          </table:table-cell>
          <table:table-cell table:style-name="t7.B3" office:value-type="string">
            <text:p text:style-name="P12">$7-01</text:p>
          </table:table-cell>
          <table:table-cell table:style-name="t7.B3" office:value-type="string">
            <text:p text:style-name="P12">$7-02</text:p>
          </table:table-cell>
          <table:table-cell table:style-name="t7.B3" office:value-type="string">
            <text:p text:style-name="P12">$7-03</text:p>
          </table:table-cell>
          <table:table-cell table:style-name="t7.F3" office:value-type="string">
            <text:p text:style-name="P12">$7-04</text:p>
          </table:table-cell>
        </table:table-row>
        <table:table-row>
          <table:table-cell table:style-name="t7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7.B3" office:value-type="string">
            <text:p text:style-name="P9"/>
          </table:table-cell>
          <table:table-cell table:style-name="t7.B3" office:value-type="string">
            <text:p text:style-name="P12">$7-n21</text:p>
          </table:table-cell>
          <table:table-cell table:style-name="t7.B3" office:value-type="string">
            <text:p text:style-name="P12">$7-n22</text:p>
          </table:table-cell>
          <table:table-cell table:style-name="t7.B3" office:value-type="string">
            <text:p text:style-name="P12">$7-n23</text:p>
          </table:table-cell>
          <table:table-cell table:style-name="t7.F3" office:value-type="string">
            <text:p text:style-name="P12">$7-n24</text:p>
          </table:table-cell>
        </table:table-row>
        <table:table-row>
          <table:table-cell table:style-name="t7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7.B3" office:value-type="string">
            <text:p text:style-name="P9"/>
          </table:table-cell>
          <table:table-cell table:style-name="t7.B3" office:value-type="string">
            <text:p text:style-name="P12">$7-n31</text:p>
          </table:table-cell>
          <table:table-cell table:style-name="t7.B3" office:value-type="string">
            <text:p text:style-name="P12">$7-n32</text:p>
          </table:table-cell>
          <table:table-cell table:style-name="t7.B3" office:value-type="string">
            <text:p text:style-name="P12">$7-n33</text:p>
          </table:table-cell>
          <table:table-cell table:style-name="t7.F3" office:value-type="string">
            <text:p text:style-name="P12">$7-n34</text:p>
          </table:table-cell>
        </table:table-row>
        <table:table-row>
          <table:table-cell table:style-name="t7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7.B3" office:value-type="string">
            <text:p text:style-name="P9"/>
            <text:p text:style-name="P8"/>
          </table:table-cell>
          <table:table-cell table:style-name="t7.B3" office:value-type="string">
            <text:p text:style-name="P12">$7-n41</text:p>
          </table:table-cell>
          <table:table-cell table:style-name="t7.B3" office:value-type="string">
            <text:p text:style-name="P12">$7-n42</text:p>
          </table:table-cell>
          <table:table-cell table:style-name="t7.B3" office:value-type="string">
            <text:p text:style-name="P12">$7-n43</text:p>
          </table:table-cell>
          <table:table-cell table:style-name="t7.F3" office:value-type="string">
            <text:p text:style-name="P12">$7-n44</text:p>
          </table:table-cell>
        </table:table-row>
        <table:table-row table:style-name="t7.8">
          <table:table-cell table:style-name="t7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7.B8" office:value-type="string">
            <text:p text:style-name="P9"/>
          </table:table-cell>
          <table:table-cell table:style-name="t7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8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8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8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8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8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8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8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ст, %</text:p>
          </table:table-cell>
          <table:table-cell table:style-name="t8.B3" office:value-type="string">
            <text:p text:style-name="P9"/>
          </table:table-cell>
          <table:table-cell table:style-name="t8.B3" office:value-type="string">
            <text:p text:style-name="P12">$8-61</text:p>
            <text:p text:style-name="P12">$8-71</text:p>
            <text:p text:style-name="P12">$8-81</text:p>
          </table:table-cell>
          <table:table-cell table:style-name="t8.B3" office:value-type="string">
            <text:p text:style-name="P12">$8-62</text:p>
            <text:p text:style-name="P12">$8-72</text:p>
            <text:p text:style-name="P12">$8-82</text:p>
          </table:table-cell>
          <table:table-cell table:style-name="t8.B3" office:value-type="string">
            <text:p text:style-name="P12">$8-63</text:p>
            <text:p text:style-name="P12">$8-73</text:p>
            <text:p text:style-name="P12">$8-83</text:p>
          </table:table-cell>
          <table:table-cell table:style-name="t8.F3" office:value-type="string">
            <text:p text:style-name="P12">$8-64</text:p>
            <text:p text:style-name="P12">$8-74</text:p>
            <text:p text:style-name="P12">$8-84</text:p>
          </table:table-cell>
        </table:table-row>
        <table:table-row>
          <table:table-cell table:style-name="t8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8.B3" office:value-type="string">
            <text:p text:style-name="P12">$8-00</text:p>
          </table:table-cell>
          <table:table-cell table:style-name="t8.B3" office:value-type="string">
            <text:p text:style-name="P12">$8-01</text:p>
          </table:table-cell>
          <table:table-cell table:style-name="t8.B3" office:value-type="string">
            <text:p text:style-name="P12">$8-02</text:p>
          </table:table-cell>
          <table:table-cell table:style-name="t8.B3" office:value-type="string">
            <text:p text:style-name="P12">$8-03</text:p>
          </table:table-cell>
          <table:table-cell table:style-name="t8.F3" office:value-type="string">
            <text:p text:style-name="P12">$8-04</text:p>
          </table:table-cell>
        </table:table-row>
        <table:table-row>
          <table:table-cell table:style-name="t8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8.B3" office:value-type="string">
            <text:p text:style-name="P9"/>
          </table:table-cell>
          <table:table-cell table:style-name="t8.B3" office:value-type="string">
            <text:p text:style-name="P12">$8-n21</text:p>
          </table:table-cell>
          <table:table-cell table:style-name="t8.B3" office:value-type="string">
            <text:p text:style-name="P12">$8-n22</text:p>
          </table:table-cell>
          <table:table-cell table:style-name="t8.B3" office:value-type="string">
            <text:p text:style-name="P12">$8-n23</text:p>
          </table:table-cell>
          <table:table-cell table:style-name="t8.F3" office:value-type="string">
            <text:p text:style-name="P12">$8-n24</text:p>
          </table:table-cell>
        </table:table-row>
        <table:table-row>
          <table:table-cell table:style-name="t8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8.B3" office:value-type="string">
            <text:p text:style-name="P9"/>
          </table:table-cell>
          <table:table-cell table:style-name="t8.B3" office:value-type="string">
            <text:p text:style-name="P12">$8-n31</text:p>
          </table:table-cell>
          <table:table-cell table:style-name="t8.B3" office:value-type="string">
            <text:p text:style-name="P12">$8-n32</text:p>
          </table:table-cell>
          <table:table-cell table:style-name="t8.B3" office:value-type="string">
            <text:p text:style-name="P12">$8-n33</text:p>
          </table:table-cell>
          <table:table-cell table:style-name="t8.F3" office:value-type="string">
            <text:p text:style-name="P12">$8-n34</text:p>
          </table:table-cell>
        </table:table-row>
        <table:table-row>
          <table:table-cell table:style-name="t8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8.B3" office:value-type="string">
            <text:p text:style-name="P9"/>
            <text:p text:style-name="P8"/>
          </table:table-cell>
          <table:table-cell table:style-name="t8.B3" office:value-type="string">
            <text:p text:style-name="P12">$8-n41</text:p>
          </table:table-cell>
          <table:table-cell table:style-name="t8.B3" office:value-type="string">
            <text:p text:style-name="P12">$8-n42</text:p>
          </table:table-cell>
          <table:table-cell table:style-name="t8.B3" office:value-type="string">
            <text:p text:style-name="P12">$8-n43</text:p>
          </table:table-cell>
          <table:table-cell table:style-name="t8.F3" office:value-type="string">
            <text:p text:style-name="P12">$8-n44</text:p>
          </table:table-cell>
        </table:table-row>
        <table:table-row table:style-name="t8.8">
          <table:table-cell table:style-name="t8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8.B8" office:value-type="string">
            <text:p text:style-name="P9"/>
          </table:table-cell>
          <table:table-cell table:style-name="t8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9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9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9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9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9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9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ст, 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2">$9-61</text:p>
            <text:p text:style-name="P12">$9-71</text:p>
            <text:p text:style-name="P12">$9-81</text:p>
          </table:table-cell>
          <table:table-cell table:style-name="t9.B3" office:value-type="string">
            <text:p text:style-name="P12">$9-62</text:p>
            <text:p text:style-name="P12">$9-72</text:p>
            <text:p text:style-name="P12">$9-82</text:p>
          </table:table-cell>
          <table:table-cell table:style-name="t9.B3" office:value-type="string">
            <text:p text:style-name="P12">$9-63</text:p>
            <text:p text:style-name="P12">$9-73</text:p>
            <text:p text:style-name="P12">$9-83</text:p>
          </table:table-cell>
          <table:table-cell table:style-name="t9.F3" office:value-type="string">
            <text:p text:style-name="P12">$9-64</text:p>
            <text:p text:style-name="P12">$9-74</text:p>
            <text:p text:style-name="P12">$9-84</text:p>
          </table:table-cell>
        </table:table-row>
        <table:table-row>
          <table:table-cell table:style-name="t9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9.B3" office:value-type="string">
            <text:p text:style-name="P12">$9-00</text:p>
          </table:table-cell>
          <table:table-cell table:style-name="t9.B3" office:value-type="string">
            <text:p text:style-name="P12">$9-01</text:p>
          </table:table-cell>
          <table:table-cell table:style-name="t9.B3" office:value-type="string">
            <text:p text:style-name="P12">$9-02</text:p>
          </table:table-cell>
          <table:table-cell table:style-name="t9.B3" office:value-type="string">
            <text:p text:style-name="P12">$9-03</text:p>
          </table:table-cell>
          <table:table-cell table:style-name="t9.F3" office:value-type="string">
            <text:p text:style-name="P12">$9-04</text:p>
          </table:table-cell>
        </table:table-row>
        <table:table-row>
          <table:table-cell table:style-name="t9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2">$9-n21</text:p>
          </table:table-cell>
          <table:table-cell table:style-name="t9.B3" office:value-type="string">
            <text:p text:style-name="P12">$9-n22</text:p>
          </table:table-cell>
          <table:table-cell table:style-name="t9.B3" office:value-type="string">
            <text:p text:style-name="P12">$9-n23</text:p>
          </table:table-cell>
          <table:table-cell table:style-name="t9.F3" office:value-type="string">
            <text:p text:style-name="P12">$9-n24</text:p>
          </table:table-cell>
        </table:table-row>
        <table:table-row>
          <table:table-cell table:style-name="t9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2">$9-n31</text:p>
          </table:table-cell>
          <table:table-cell table:style-name="t9.B3" office:value-type="string">
            <text:p text:style-name="P12">$9-n32</text:p>
          </table:table-cell>
          <table:table-cell table:style-name="t9.B3" office:value-type="string">
            <text:p text:style-name="P12">$9-n33</text:p>
          </table:table-cell>
          <table:table-cell table:style-name="t9.F3" office:value-type="string">
            <text:p text:style-name="P12">$9-n34</text:p>
          </table:table-cell>
        </table:table-row>
        <table:table-row>
          <table:table-cell table:style-name="t9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9.B3" office:value-type="string">
            <text:p text:style-name="P9"/>
            <text:p text:style-name="P8"/>
          </table:table-cell>
          <table:table-cell table:style-name="t9.B3" office:value-type="string">
            <text:p text:style-name="P12">$9-n41</text:p>
          </table:table-cell>
          <table:table-cell table:style-name="t9.B3" office:value-type="string">
            <text:p text:style-name="P12">$9-n42</text:p>
          </table:table-cell>
          <table:table-cell table:style-name="t9.B3" office:value-type="string">
            <text:p text:style-name="P12">$9-n43</text:p>
          </table:table-cell>
          <table:table-cell table:style-name="t9.F3" office:value-type="string">
            <text:p text:style-name="P12">$9-n44</text:p>
          </table:table-cell>
        </table:table-row>
        <table:table-row table:style-name="t9.8">
          <table:table-cell table:style-name="t9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9.B8" office:value-type="string">
            <text:p text:style-name="P9"/>
          </table:table-cell>
          <table:table-cell table:style-name="t9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10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10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10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10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10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10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ст, %</text:p>
          </table:table-cell>
          <table:table-cell table:style-name="t10.B3" office:value-type="string">
            <text:p text:style-name="P9"/>
          </table:table-cell>
          <table:table-cell table:style-name="t10.B3" office:value-type="string">
            <text:p text:style-name="P12">$10-61</text:p>
            <text:p text:style-name="P12">$10-71</text:p>
            <text:p text:style-name="P12">$10-81</text:p>
          </table:table-cell>
          <table:table-cell table:style-name="t10.B3" office:value-type="string">
            <text:p text:style-name="P12">$10-62</text:p>
            <text:p text:style-name="P12">$10-72</text:p>
            <text:p text:style-name="P12">$10-82</text:p>
          </table:table-cell>
          <table:table-cell table:style-name="t10.B3" office:value-type="string">
            <text:p text:style-name="P12">$10-63</text:p>
            <text:p text:style-name="P12">$10-73</text:p>
            <text:p text:style-name="P12">$10-83</text:p>
          </table:table-cell>
          <table:table-cell table:style-name="t10.F3" office:value-type="string">
            <text:p text:style-name="P12">$10-64</text:p>
            <text:p text:style-name="P12">$10-74</text:p>
            <text:p text:style-name="P12">$10-84</text:p>
          </table:table-cell>
        </table:table-row>
        <table:table-row>
          <table:table-cell table:style-name="t10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10.B3" office:value-type="string">
            <text:p text:style-name="P12">$10-00</text:p>
          </table:table-cell>
          <table:table-cell table:style-name="t10.B3" office:value-type="string">
            <text:p text:style-name="P12">$10-01</text:p>
          </table:table-cell>
          <table:table-cell table:style-name="t10.B3" office:value-type="string">
            <text:p text:style-name="P12">$10-02</text:p>
          </table:table-cell>
          <table:table-cell table:style-name="t10.B3" office:value-type="string">
            <text:p text:style-name="P12">$10-03</text:p>
          </table:table-cell>
          <table:table-cell table:style-name="t10.F3" office:value-type="string">
            <text:p text:style-name="P12">$10-04</text:p>
          </table:table-cell>
        </table:table-row>
        <table:table-row>
          <table:table-cell table:style-name="t10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10.B3" office:value-type="string">
            <text:p text:style-name="P9"/>
          </table:table-cell>
          <table:table-cell table:style-name="t10.B3" office:value-type="string">
            <text:p text:style-name="P12">$10-n21</text:p>
          </table:table-cell>
          <table:table-cell table:style-name="t10.B3" office:value-type="string">
            <text:p text:style-name="P12">$10-n22</text:p>
          </table:table-cell>
          <table:table-cell table:style-name="t10.B3" office:value-type="string">
            <text:p text:style-name="P12">$10-n23</text:p>
          </table:table-cell>
          <table:table-cell table:style-name="t10.F3" office:value-type="string">
            <text:p text:style-name="P12">$10-n24</text:p>
          </table:table-cell>
        </table:table-row>
        <table:table-row>
          <table:table-cell table:style-name="t10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10.B3" office:value-type="string">
            <text:p text:style-name="P9"/>
          </table:table-cell>
          <table:table-cell table:style-name="t10.B3" office:value-type="string">
            <text:p text:style-name="P12">$10-n31</text:p>
          </table:table-cell>
          <table:table-cell table:style-name="t10.B3" office:value-type="string">
            <text:p text:style-name="P12">$10-n32</text:p>
          </table:table-cell>
          <table:table-cell table:style-name="t10.B3" office:value-type="string">
            <text:p text:style-name="P12">$10-n33</text:p>
          </table:table-cell>
          <table:table-cell table:style-name="t10.F3" office:value-type="string">
            <text:p text:style-name="P12">$10-n34</text:p>
          </table:table-cell>
        </table:table-row>
        <table:table-row>
          <table:table-cell table:style-name="t10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10.B3" office:value-type="string">
            <text:p text:style-name="P9"/>
            <text:p text:style-name="P8"/>
          </table:table-cell>
          <table:table-cell table:style-name="t10.B3" office:value-type="string">
            <text:p text:style-name="P12">$10-n41</text:p>
          </table:table-cell>
          <table:table-cell table:style-name="t10.B3" office:value-type="string">
            <text:p text:style-name="P12">$10-n42</text:p>
          </table:table-cell>
          <table:table-cell table:style-name="t10.B3" office:value-type="string">
            <text:p text:style-name="P12">$10-n43</text:p>
          </table:table-cell>
          <table:table-cell table:style-name="t10.F3" office:value-type="string">
            <text:p text:style-name="P12">$10-n44</text:p>
          </table:table-cell>
        </table:table-row>
        <table:table-row table:style-name="t10.8">
          <table:table-cell table:style-name="t10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10.B8" office:value-type="string">
            <text:p text:style-name="P9"/>
          </table:table-cell>
          <table:table-cell table:style-name="t10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091in" fo:margin-bottom="0.316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5T11:57:30.76</dc:date>
    <meta:editing-duration>P3DT2H18S</meta:editing-duration>
    <meta:editing-cycles>318</meta:editing-cycles>
    <meta:generator>OpenOffice/4.1.6$Win32 OpenOffice.org_project/416m1$Build-9790</meta:generator>
    <meta:document-statistic meta:table-count="11" meta:image-count="0" meta:object-count="0" meta:page-count="6" meta:paragraph-count="675" meta:word-count="1354" meta:character-count="9044"/>
  </office:meta>
</office:document-meta>
</file>